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450000001C9045F86CEF0FAC9A2.png" manifest:media-type="image/png"/>
  <manifest:file-entry manifest:full-path="Pictures/10000201000004E4000001C96911979188AEC771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1.4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ormula unsed in the CBI_Iter Cod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ximated</text:p>
          </draw:text-box>
        </draw:frame>
        <draw:frame draw:name="Content Placeholder 2" draw:style-name="gr2" draw:text-style-name="P3" draw:layer="layout" svg:width="33.114cm" svg:height="12.087cm" svg:x="0.254cm" svg:y="5.072cm" presentation:class="outline" presentation:user-transformed="true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Iterative</text:p>
          </draw:text-box>
        </draw:frame>
        <draw:frame draw:name="Content Placeholder 2" draw:style-name="gr3" draw:text-style-name="P4" draw:layer="layout" svg:width="29.209cm" svg:height="12.086cm" svg:x="0.508cm" svg:y="5.071cm" presentation:class="outline" presentation:user-transformed="true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Iterative 20210111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rom J. M. Wang’s 1998 Paper: </text:p>
              </text:list-item>
            </text:list>
          </draw:text-box>
        </draw:frame>
        <draw:frame draw:style-name="gr4" draw:text-style-name="P5" draw:layer="layout" svg:width="10.459cm" svg:height="1.726cm" svg:x="17.018cm" svg:y="5.132cm">
          <draw:text-box>
            <text:p>Modes of storage ring coherent</text:p>
            <text:p>instabilities</text:p>
          </draw:text-box>
        </draw:frame>
        <draw:frame draw:style-name="gr5" draw:text-style-name="P6" draw:layer="layout" svg:width="26.911cm" svg:height="2.114cm" svg:x="0.917cm" svg:y="8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27.024cm" svg:height="0.988cm" svg:x="0.408cm" svg:y="10.364cm">
          <draw:text-box>
            <text:p>Where m is the mode index, 1 means dipole mode, 2 means quad mode and so on.</text:p>
          </draw:text-box>
        </draw:frame>
        <draw:g>
          <draw:frame draw:style-name="gr5" draw:text-style-name="P6" draw:layer="layout" svg:width="1.27cm" svg:height="0.762cm" svg:x="0.662cm" svg:y="11.8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7" draw:layer="layout" svg:width="17.147cm" svg:height="0.988cm" svg:x="1.523cm" svg:y="11.634cm">
            <draw:text-box>
              <text:p><text:s/>is the incoherent synchrotron oscillation frequency. </text:p>
            </draw:text-box>
          </draw:frame>
        </draw:g>
        <draw:g>
          <draw:frame draw:style-name="gr5" draw:text-style-name="P6" draw:layer="layout" svg:width="4.874cm" svg:height="1.092cm" svg:x="5.996cm" svg:y="13.56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g>
            <draw:frame draw:style-name="gr5" draw:text-style-name="P6" draw:layer="layout" svg:width="4.818cm" svg:height="2.553cm" svg:x="0.901cm" svg:y="12.623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frame draw:style-name="gr6" draw:text-style-name="P7" draw:layer="layout" svg:width="16.089cm" svg:height="0.988cm" svg:x="11.176cm" svg:y="13.716cm">
          <draw:text-box>
            <text:p>Plug these expressions and after some massage:</text:p>
          </draw:text-box>
        </draw:frame>
        <draw:frame draw:style-name="gr5" draw:text-style-name="P6" draw:layer="layout" svg:width="27.94cm" svg:height="2.032cm" svg:x="0cm" svg:y="16.0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7" draw:layer="layout" svg:width="3.207cm" svg:height="0.988cm" svg:x="0.992cm" svg:y="7.112cm">
          <draw:text-box>
            <text:p>Original:</text:p>
          </draw:text-box>
        </draw:frame>
        <draw:g>
          <draw:g>
            <draw:frame draw:style-name="gr5" draw:text-style-name="P6" draw:layer="layout" svg:width="4.675cm" svg:height="2.164cm" svg:x="19.05cm" svg:y="11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msFillBitmap_20_1" draw:display-name="msFillBitmap 1" xlink:href="Pictures/10000201000004E4000001C96911979188AEC771.png" xlink:type="simple" xlink:show="embed" xlink:actuate="onLoad"/>
    <draw:fill-image draw:name="msFillBitmap_20_2" draw:display-name="msFillBitmap 2" xlink:href="Pictures/1000020100000450000001C9045F86CEF0FAC9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2T13:13:37.523406313</meta:creation-date>
    <meta:editing-duration>PT1H10M38S</meta:editing-duration>
    <meta:editing-cycles>18</meta:editing-cycles>
    <meta:generator>LibreOffice/6.0.7.3$Linux_X86_64 LibreOffice_project/00m0$Build-3</meta:generator>
    <dc:title>Alizarin</dc:title>
    <dc:date>2021-01-12T15:16:43.061527364</dc:date>
    <meta:document-statistic meta:object-count="69"/>
  </office:meta>
</office:document-meta>
</file>

<file path=Object 1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frac>
        <mn>1</mn>
        <mi>π</mi>
      </mfrac>
      <mover accent="true">
        <msub>
          <mi>η</mi>
          <mi>e</mi>
        </msub>
        <mo stretchy="false">¯</mo>
      </mover>
      <mi>e</mi>
      <msub>
        <mi>I</mi>
        <mi mathvariant="italic">av</mi>
      </msub>
      <mfrac>
        <mi>m</mi>
        <mrow>
          <mo fence="true" stretchy="false">(</mo>
          <mrow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i>!</mi>
              <msup>
                <mn>2</mn>
                <mi>m</mi>
              </msup>
            </mrow>
          </mrow>
          <mo fence="true" stretchy="false">)</mo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over accent="true">
                    <mi>n</mi>
                    <mo stretchy="false">¯</mo>
                  </mover>
                  <mrow>
                    <mi>M</mi>
                    <mo stretchy="false">+</mo>
                    <mi>μ</mi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sub>
                <mi mathvariant="normal">Ω</mi>
                <mi>μ</mi>
              </msub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1over%pi bar%eta_e e I_av m over ( (m-1 )!2^m) %sigma_%phi^{ 2m-2}  sum from{n=-infty} to{infty} ( bar n M + %mu )^{ 2m-1 } times Z( (nM+%mu)%omega_0+%OMEGA_%mu )e^{ -(nM+%mu)^2%sigma_%phi^2 } </annotation>
  </semantics>
</math>
</file>

<file path=Object 2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sub>
        <mi mathvariant="italic">MNr</mi>
        <mn>0</mn>
      </msub>
      <mi>η</mi>
      <mfrac>
        <mrow>
          <mn>4</mn>
          <mi>π</mi>
        </mrow>
        <mrow>
          <mi>γ</mi>
          <msubsup>
            <mi>T</mi>
            <mn>0</mn>
            <mn>3</mn>
          </msubsup>
        </mrow>
      </mfrac>
      <mfrac>
        <mi>m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i>!</mi>
          <msup>
            <mn>2</mn>
            <mi>m</mi>
          </msup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i>n</mi>
                  <mrow>
                    <mi>M</mi>
                    <mo stretchy="false">+</mo>
                    <mi>μ</mi>
                    <mo stretchy="false">+</mo>
                    <mfrac>
                      <mi mathvariant="normal">Ω</mi>
                      <msub>
                        <mi>ω</mi>
                        <mn>0</mn>
                      </msub>
                    </mfrac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i mathvariant="normal">Ω</mi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MNr_0%eta {4%pi} over{%gamma T_0^3} m over { (m-1 )!2^m} %sigma_%phi^{ 2m-2}  sum from{n=-infty} to{infty} ( n M + %mu +%OMEGA over %omega_0)^{ 2m-1 } times Z( (nM+%mu)%omega_0+%OMEGA )e^{ -(nM+%mu)^2%sigma_%phi^2 } </annotation>
  </semantics>
</math>
</file>

<file path=Object 3/content.xml><?xml version="1.0" encoding="utf-8"?>
<math xmlns="http://www.w3.org/1998/Math/MathML" display="block">
  <semantics>
    <msub>
      <mi>ω</mi>
      <mi>s</mi>
    </msub>
    <annotation encoding="StarMath 5.0">%omega_s
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av</mi>
        </msub>
        <mo stretchy="false">=</mo>
        <msub>
          <mi mathvariant="italic">MNef</mi>
          <mn>0</mn>
        </msub>
      </mrow>
      <mi>;</mi>
    </mrow>
    <annotation encoding="StarMath 5.0">I_av = MNef_0;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η</mi>
            <mi>e</mi>
          </msub>
          <mo stretchy="false">¯</mo>
        </mover>
        <mo stretchy="false">=</mo>
        <mi>η</mi>
      </mrow>
      <mfrac>
        <msubsup>
          <mi>ω</mi>
          <mn>0</mn>
          <mn>2</mn>
        </msubsup>
        <mrow>
          <msup>
            <mi>β</mi>
            <mn>2</mn>
          </msup>
          <msub>
            <mi>E</mi>
            <mn>0</mn>
          </msub>
        </mrow>
      </mfrac>
      <mi>;</mi>
    </mrow>
    <annotation encoding="StarMath 5.0">bar %eta_e = %eta %omega_0^2 over { %beta^2 E_0 };</annotation>
  </semantics>
</math>
</file>

<file path=Object 7/content.xml><?xml version="1.0" encoding="utf-8"?>
<math xmlns="http://www.w3.org/1998/Math/MathML" display="block">
  <semantics>
    <mrow>
      <mover accent="true">
        <mi>n</mi>
        <mo stretchy="false">¯</mo>
      </mover>
      <mo stretchy="false">=</mo>
      <mrow>
        <mi>n</mi>
        <mo stretchy="false">+</mo>
        <mfrac>
          <msub>
            <mi mathvariant="normal">Ω</mi>
            <mi>μ</mi>
          </msub>
          <mrow>
            <msub>
              <mi>ω</mi>
              <mn>0</mn>
            </msub>
            <mi>M</mi>
          </mrow>
        </mfrac>
      </mrow>
    </mrow>
    <annotation encoding="StarMath 5.0">bar n = n+%OMEGA_%mu over {%omega_0 M}</annotation>
  </semantics>
</math>
</file>